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/>
    <style:style style:name="ce6" style:family="table-cell" style:parent-style-name="Default" style:data-style-name="N36"/>
    <style:style style:name="ce7" style:family="table-cell" style:parent-style-name="Default" style:data-style-name="N3"/>
    <style:style style:name="ce8" style:family="table-cell" style:parent-style-name="Default" style:data-style-name="N1"/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VP-EL</text:p>
          </table:table-cell>
          <table:table-cell office:value-type="string" table:style-name="ce2">
            <text:p>VP-GO</text:p>
          </table:table-cell>
          <table:table-cell office:value-type="string" table:style-name="ce1">
            <text:p>VP-ES</text:p>
          </table:table-cell>
          <table:table-cell office:value-type="string" table:style-name="ce1">
            <text:p>tram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2RM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velo</text:p>
          </table:table-cell>
          <table:table-cell office:value-type="string" table:style-name="ce1">
            <text:p>train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pkm (ville)</text:p>
          </table:table-cell>
          <table:table-cell office:value-type="float" office:value="0" table:formula="of:=[.B14]*[.B18]" table:style-name="ce4">
            <text:p>0.00</text:p>
          </table:table-cell>
          <table:table-cell office:value-type="float" office:value="76.408423563704972" table:formula="of:=[.C14]*[.C18]" table:style-name="ce4">
            <text:p>76.41</text:p>
          </table:table-cell>
          <table:table-cell office:value-type="float" office:value="17.332542991761013" table:formula="of:=[.D14]*[.D18]" table:style-name="ce4">
            <text:p>17.33</text:p>
          </table:table-cell>
          <table:table-cell office:value-type="float" office:value="211.19433836822128" table:style-name="ce5">
            <text:p>211.19</text:p>
          </table:table-cell>
          <table:table-cell office:value-type="float" office:value="1076.4925899149989" table:style-name="ce5">
            <text:p>1076.49</text:p>
          </table:table-cell>
          <table:table-cell office:value-type="float" office:value="296.31439608408533" table:style-name="ce5">
            <text:p>296.31</text:p>
          </table:table-cell>
          <table:table-cell office:value-type="float" office:value="500.69212172655529" table:style-name="ce5">
            <text:p>500.69</text:p>
          </table:table-cell>
          <table:table-cell office:value-type="float" office:value="302.16809089859089" table:style-name="ce5">
            <text:p>302.17</text:p>
          </table:table-cell>
          <table:table-cell office:value-type="float" office:value="375.70629241095088" table:style-name="ce5">
            <text:p>375.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pkm (rural)</text:p>
          </table:table-cell>
          <table:table-cell office:value-type="float" office:value="0" table:formula="of:=[.B15]*[.B18]" table:style-name="ce4">
            <text:p>0.00</text:p>
          </table:table-cell>
          <table:table-cell office:value-type="float" office:value="0" table:formula="of:=[.C15]*[.C18]" table:style-name="ce4">
            <text:p>0.00</text:p>
          </table:table-cell>
          <table:table-cell office:value-type="float" office:value="0.63074999999999992" table:formula="of:=[.D15]*[.D18]" table:style-name="ce4">
            <text:p>0.63</text:p>
          </table:table-cell>
          <table:table-cell office:value-type="float" office:value="197.6185141565436" table:style-name="ce1">
            <text:p>197.6185142</text:p>
          </table:table-cell>
          <table:table-cell office:value-type="float" office:value="352.25613672161279" table:style-name="ce1">
            <text:p>352.2561367</text:p>
          </table:table-cell>
          <table:table-cell office:value-type="float" office:value="138.13840162766201" table:style-name="ce1">
            <text:p>138.1384016</text:p>
          </table:table-cell>
          <table:table-cell office:value-type="float" office:value="188.36925520538367" table:style-name="ce1">
            <text:p>188.3692552</text:p>
          </table:table-cell>
          <table:table-cell office:value-type="float" office:value="110.18721420750289" table:style-name="ce1">
            <text:p>110.1872142</text:p>
          </table:table-cell>
          <table:table-cell office:value-type="float" office:value="109.18771231634454" table:style-name="ce1">
            <text:p>109.187712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vkm</text:p>
          </table:table-cell>
          <table:table-cell office:value-type="float" office:value="0" table:formula="of:=[.B2]/[.C9]" table:style-name="ce4">
            <text:p>0.00</text:p>
          </table:table-cell>
          <table:table-cell office:value-type="float" office:value="51.642945677951822" table:formula="of:=[.C2]/[.C9]" table:style-name="ce4">
            <text:p>51.64</text:p>
          </table:table-cell>
          <table:table-cell office:value-type="float" office:value="11.714723775684135" table:formula="of:=[.D2]/[.D9]" table:style-name="ce4">
            <text:p>11.71</text:p>
          </table:table-cell>
          <table:table-cell office:value-type="float" office:value="25.320287425362032" table:style-name="ce1">
            <text:p>25.32028743</text:p>
          </table:table-cell>
          <table:table-cell office:value-type="float" office:value="698.0852672863241" table:style-name="ce1">
            <text:p>698.0852673</text:p>
          </table:table-cell>
          <table:table-cell office:value-type="float" office:value="166.97675203966855" table:style-name="ce1">
            <text:p>166.976752</text:p>
          </table:table-cell>
          <table:table-cell office:value-type="float" office:value="182.37595563243741" table:style-name="ce1">
            <text:p>182.3759556</text:p>
          </table:table-cell>
          <table:table-cell office:value-type="float" office:value="151.56287304533012" table:style-name="ce1">
            <text:p>151.562873</text:p>
          </table:table-cell>
          <table:table-cell office:value-type="float" office:value="206.08068567522795" table:style-name="ce1">
            <text:p>206.080685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ercent</text:p>
          </table:table-cell>
          <table:table-cell office:value-type="float" office:value="0" table:formula="of:=[.B2]/27301.63" table:style-name="ce4">
            <text:p>0.00</text:p>
          </table:table-cell>
          <table:table-cell office:value-type="float" office:value="2.7986762535315646E-3" table:formula="of:=[.C2]/27301.63" table:style-name="ce4">
            <text:p>0.00</text:p>
          </table:table-cell>
          <table:table-cell office:value-type="float" office:value="6.3485377949085869E-4" table:formula="of:=[.D2]/27301.63" table:style-name="ce4">
            <text:p>0.00</text:p>
          </table:table-cell>
          <table:table-cell office:value-type="float" office:value="7.7355944816562697E-3" table:formula="of:=[.E2]/27301.63" table:style-name="ce4">
            <text:p>0.01</text:p>
          </table:table-cell>
          <table:table-cell office:value-type="float" office:value="3.9429608778486808E-2" table:formula="of:=[.F2]/27301.63" table:style-name="ce4">
            <text:p>0.04</text:p>
          </table:table-cell>
          <table:table-cell office:value-type="float" office:value="1.0853359161489088E-2" table:formula="of:=[.G2]/27301.63" table:style-name="ce4">
            <text:p>0.01</text:p>
          </table:table-cell>
          <table:table-cell office:value-type="float" office:value="1.8339275776814618E-2" table:formula="of:=[.H2]/27301.63" table:style-name="ce4">
            <text:p>0.02</text:p>
          </table:table-cell>
          <table:table-cell office:value-type="float" office:value="1.106776741530051E-2" table:formula="of:=[.I2]/27301.63" table:style-name="ce4">
            <text:p>0.01</text:p>
          </table:table-cell>
          <table:table-cell office:value-type="float" office:value="1.3761313606951339E-2" table:formula="of:=[.J2]/27301.63" table:style-name="ce4">
            <text:p>0.01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4"/>
          <table:table-cell table:number-columns-repeated="7" table:style-name="ce5"/>
          <table:table-cell table:number-columns-repeated="16374"/>
        </table:table-row>
        <table:table-row table:style-name="ro1">
          <table:table-cell table:style-name="ce3"/>
          <table:table-cell table:number-columns-repeated="9" table:style-name="ce5"/>
          <table:table-cell table:number-columns-repeated="16374"/>
        </table:table-row>
        <table:table-row table:style-name="ro1">
          <table:table-cell office:value-type="string" table:style-name="ce3">
            <text:p>CO2/vkm</text:p>
          </table:table-cell>
          <table:table-cell office:value-type="float" office:value="0.255" table:formula="of:=0.17*1.5" table:style-name="ce4">
            <text:p>0.26</text:p>
          </table:table-cell>
          <table:table-cell office:value-type="float" office:value="186" table:style-name="ce4">
            <text:p>186.00</text:p>
          </table:table-cell>
          <table:table-cell office:value-type="float" office:value="196" table:style-name="ce5">
            <text:p>196.00</text:p>
          </table:table-cell>
          <table:table-cell office:value-type="float" office:value="3.8" table:style-name="ce5">
            <text:p>3.80</text:p>
          </table:table-cell>
          <table:table-cell office:value-type="float" office:value="136" table:style-name="ce5">
            <text:p>136.00</text:p>
          </table:table-cell>
          <table:table-cell office:value-type="float" office:value="101" table:style-name="ce5">
            <text:p>101.00</text:p>
          </table:table-cell>
          <table:table-cell office:value-type="float" office:value="0" table:style-name="ce5">
            <text:p>0.00</text:p>
          </table:table-cell>
          <table:table-cell office:value-type="float" office:value="0" table:style-name="ce5">
            <text:p>0.00</text:p>
          </table:table-cell>
          <table:table-cell office:value-type="float" office:value="7.5" table:style-name="ce5">
            <text:p>7.5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Moyenne de Tx remplissage local</text:p>
          </table:table-cell>
          <table:table-cell office:value-type="string" table:style-name="ce1">
            <text:p>en kWh/km</text:p>
          </table:table-cell>
          <table:table-cell office:value-type="float" office:value="1.479552" table:style-name="ce6">
            <text:p>1.5</text:p>
          </table:table-cell>
          <table:table-cell office:value-type="float" office:value="1.479552" table:style-name="ce6">
            <text:p>1.5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7"/>
          <table:table-cell table:number-columns-repeated="16381" table:style-name="ce1"/>
        </table:table-row>
        <table:table-row table:style-name="ro1">
          <table:table-cell office:value-type="string" table:style-name="ce3">
            <text:p>CO2 (MtCO2)</text:p>
          </table:table-cell>
          <table:table-cell office:value-type="float" office:value="6.2" table:style-name="ce1">
            <text:p>6.2</text:p>
          </table:table-cell>
          <table:table-cell office:value-type="float" office:value="4.5999999999999996" table:style-name="ce4">
            <text:p>4.60</text:p>
          </table:table-cell>
          <table:table-cell office:value-type="float" office:value="3.2" table:style-name="ce5">
            <text:p>3.20</text:p>
          </table:table-cell>
          <table:table-cell office:value-type="float" office:value="2" table:style-name="ce5">
            <text:p>2.00</text:p>
          </table:table-cell>
          <table:table-cell office:value-type="float" office:value="0" table:style-name="ce5">
            <text:p>0.0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lle</text:p>
          </table:table-cell>
          <table:table-cell office:value-type="float" office:value="0" table:formula="of:=[.H14]*[.B18]" table:style-name="ce8">
            <text:p>0</text:p>
          </table:table-cell>
          <table:table-cell office:value-type="float" office:value="107.61749797704925" table:formula="of:=[.I14]*[.C18]" table:style-name="ce8">
            <text:p>108</text:p>
          </table:table-cell>
          <table:table-cell office:value-type="float" office:value="59.767389626762117" table:formula="of:=[.J14]*[.D18]" table:style-name="ce8">
            <text:p>60</text:p>
          </table:table-cell>
          <table:table-cell table:number-columns-repeated="3" table:style-name="ce1"/>
          <table:table-cell office:value-type="float" office:value="182.39429490821422" table:formula="of:=SUM([.H4:.H7])" table:style-name="ce8">
            <text:p>182</text:p>
          </table:table-cell>
          <table:table-cell office:value-type="float" office:value="151.57394081274543" table:formula="of:=SUM([.I4:.I7])" table:style-name="ce8">
            <text:p>152</text:p>
          </table:table-cell>
          <table:table-cell office:value-type="float" office:value="206.0944469888349" table:formula="of:=SUM([.J4:.J7])" table:style-name="ce8">
            <text:p>2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ral</text:p>
          </table:table-cell>
          <table:table-cell office:value-type="float" office:value="0" table:formula="of:=[.H15]*[.B18]" table:style-name="ce8">
            <text:p>0</text:p>
          </table:table-cell>
          <table:table-cell office:value-type="float" office:value="0" table:formula="of:=[.I15]*[.C18]" table:style-name="ce8">
            <text:p>0</text:p>
          </table:table-cell>
          <table:table-cell office:value-type="float" office:value="2.1749999999999998" table:formula="of:=[.J15]*[.D18]" table:style-name="ce8">
            <text:p>2</text:p>
          </table:table-cell>
          <table:table-cell table:number-columns-repeated="3" table:style-name="ce1"/>
          <table:table-cell office:value-type="float" office:value="0" table:formula="of:=SUM([.H8:.H10])" table:style-name="ce8">
            <text:p>0</text:p>
          </table:table-cell>
          <table:table-cell office:value-type="float" office:value="0" table:formula="of:=SUM([.I8:.I10])" table:style-name="ce8">
            <text:p>0</text:p>
          </table:table-cell>
          <table:table-cell office:value-type="float" office:value="7.5" table:formula="of:=SUM([.J8:.J10])" table:style-name="ce8">
            <text:p>8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.28999999999999998" table:style-name="ce1">
            <text:p>0.29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nthony Couthures</meta:initial-creator>
    <dc:creator>Anthony Couthures</dc:creator>
    <meta:creation-date>2023-10-26T13:29:03Z</meta:creation-date>
    <dc:date>2023-10-26T13:40:40Z</dc:date>
    <meta:editing-duration>PT0S</meta:editing-duration>
  </office:meta>
</office:document-meta>
</file>